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9cm" svg:stroke-color="#000000" draw:marker-start-width="0.274cm" draw:marker-end-width="0.274cm" svg:stroke-linecap="square" draw:fill="solid" draw:fill-color="#ffffff" draw:textarea-horizontal-align="justify" draw:textarea-vertical-align="middle" draw:auto-grow-height="false" fo:min-height="1.064cm" fo:min-width="2.76cm" fo:padding-top="0.15cm" fo:padding-bottom="0.15cm" fo:padding-left="0.275cm" fo:padding-right="0.275cm"/>
    </style:style>
    <style:style style:name="gr2" style:family="graphic" style:parent-style-name="standard">
      <style:graphic-properties svg:stroke-width="0.049cm" svg:stroke-color="#000000" draw:marker-start-width="0.273cm" draw:marker-end-width="0.273cm" svg:stroke-opacity="100%" draw:fill-color="#000000" draw:textarea-horizontal-align="justify" draw:textarea-vertical-align="middle" draw:auto-grow-height="false" fo:min-height="0.101cm" fo:min-width="0.133cm" fo:padding-top="0.149cm" fo:padding-bottom="0.149cm" fo:padding-left="0.274cm" fo:padding-right="0.274cm"/>
    </style:style>
    <style:style style:name="gr3" style:family="graphic" style:parent-style-name="standard">
      <style:graphic-properties svg:stroke-width="0.049cm" svg:stroke-color="#000000" draw:marker-start-width="0.273cm" draw:marker-end-width="0.273cm" svg:stroke-opacity="100%" svg:stroke-linecap="square" draw:fill-color="#996600" draw:textarea-horizontal-align="justify" draw:textarea-vertical-align="middle" draw:auto-grow-height="false" fo:min-height="0.101cm" fo:min-width="0.133cm" fo:padding-top="0.149cm" fo:padding-bottom="0.149cm" fo:padding-left="0.274cm" fo:padding-right="0.274cm"/>
    </style:style>
    <style:style style:name="gr4" style:family="graphic" style:parent-style-name="standard">
      <style:graphic-properties svg:stroke-width="0.049cm" svg:stroke-color="#000000" draw:marker-start-width="0.274cm" draw:marker-end-width="0.274cm" svg:stroke-linecap="square" draw:fill="solid" draw:fill-color="#ffffff" draw:textarea-horizontal-align="justify" draw:textarea-vertical-align="middle" draw:auto-grow-height="false" fo:min-height="1.064cm" fo:min-width="0.992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49cm" svg:stroke-color="#000000" draw:marker-start-width="0.273cm" draw:marker-end-width="0.273cm" draw:fill="none" draw:textarea-vertical-align="middle" fo:padding-top="0.149cm" fo:padding-bottom="0.149cm" fo:padding-left="0.274cm" fo:padding-right="0.274cm"/>
    </style:style>
    <style:style style:name="gr6" style:family="graphic" style:parent-style-name="standard">
      <style:graphic-properties svg:stroke-width="0.049cm" svg:stroke-color="#000000" draw:marker-start-width="0.273cm" draw:marker-end-width="0.273cm" svg:stroke-linecap="square" draw:fill-color="#000000" draw:textarea-horizontal-align="justify" draw:textarea-vertical-align="middle" draw:auto-grow-height="false" fo:min-height="0.056cm" fo:min-width="0cm" fo:padding-top="0.149cm" fo:padding-bottom="0.149cm" fo:padding-left="0.274cm" fo:padding-right="0.274cm"/>
    </style:style>
    <style:style style:name="gr7" style:family="graphic" style:parent-style-name="standard">
      <style:graphic-properties draw:stroke="none" draw:fill-color="#996600" draw:textarea-horizontal-align="justify" draw:textarea-vertical-align="middle" draw:auto-grow-height="false" fo:min-height="0.246cm" fo:min-width="0.172cm"/>
    </style:style>
    <style:style style:name="gr8" style:family="graphic" style:parent-style-name="standard">
      <style:graphic-properties draw:stroke="none" svg:stroke-width="0.018cm" svg:stroke-color="#ffffff" draw:marker-start-width="0.227cm" draw:marker-end-width="0.227cm" draw:fill-color="#000000" draw:textarea-horizontal-align="justify" draw:textarea-vertical-align="middle" draw:auto-grow-height="false" fo:min-height="0.228cm" fo:min-width="0.154cm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15cm" fo:min-width="0.5cm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shadow-blur="0cm"/>
    </style:style>
    <style:style style:name="gr12" style:family="graphic" style:parent-style-name="standard">
      <style:graphic-properties draw:stroke="none" svg:stroke-opacity="100%" draw:fill-color="#ffffff" draw:textarea-horizontal-align="justify" draw:textarea-vertical-align="middle" draw:auto-grow-height="false" fo:min-height="0cm" fo:min-width="0.552cm"/>
    </style:style>
    <style:style style:name="gr13" style:family="graphic" style:parent-style-name="standard">
      <style:graphic-properties draw:stroke="none" draw:stroke-linejoin="miter" draw:fill="solid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27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119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96cm" fo:min-width="0cm"/>
    </style:style>
    <style:style style:name="gr17" style:family="graphic" style:parent-style-name="standard">
      <style:graphic-properties draw:stroke="none" draw:fill-color="#996600" draw:textarea-horizontal-align="justify" draw:textarea-vertical-align="middle" draw:auto-grow-height="false" fo:min-height="0cm" fo:min-width="0cm" draw:shadow-offset-x="0cm" draw:shadow-offset-y="0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9966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4.75cm" svg:height="2cm" svg:x="1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62cm" svg:height="1.196cm" draw:transform="rotate (0.383972435438752) translate (0.3cm 0.891cm)">
          <text:p/>
          <draw:enhanced-geometry svg:viewBox="0 0 21600 21600" draw:glue-points="?f0 0 ?f1 10800 0 21600 10800 21600 21600 21600 ?f7 10800" draw:text-areas="?f1 10800 ?f2 18000 ?f3 7200 ?f4 21600" draw:type="isosceles-triangle" draw:modifiers="9668.237205523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362cm" svg:height="1.196cm" draw:transform="rotate (0.383972435438752) translate (1.737cm 0.89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9668.237205523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.25cm" svg:height="2cm" svg:x="0.7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964cm" svg:height="2.197cm" draw:transform="skewX (0.061261056745001) rotate (-1.82020387690489) translate (5.79145697495543cm 2.26331037850365cm)" svg:viewBox="0 0 1965 2198" svg:d="M0 43c1190-307 1890 1084 1965 2155">
          <text:p/>
        </draw:path>
        <draw:path draw:style-name="gr5" draw:text-style-name="P4" draw:layer="layout" svg:width="1.347cm" svg:height="1.783cm" draw:transform="skewX (0.068940505453776) rotate (-1.8174113501017) translate (5.30900667703931cm 2.24946963780654cm)" svg:viewBox="0 0 1348 1784" svg:d="M0 30c721-184 1196 481 1348 1754">
          <text:p/>
        </draw:path>
        <draw:custom-shape draw:style-name="gr6" draw:text-style-name="P2" draw:layer="layout" svg:width="0.5cm" svg:height="0.5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5cm" svg:height="0.7cm" svg:x="4cm" svg:y="1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95cm" svg:height="0.7cm" svg:x="3.7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0.4cm" svg:y1="2cm" svg:x2="1.15cm" svg:y2="2cm">
          <text:p/>
        </draw:line>
        <draw:line draw:style-name="gr5" draw:text-style-name="P4" draw:layer="layout" svg:x1="0.4cm" svg:y1="2.3cm" svg:x2="1.15cm" svg:y2="2.25cm">
          <text:p/>
        </draw:line>
        <draw:line draw:style-name="gr5" draw:text-style-name="P4" draw:layer="layout" svg:x1="0.43cm" svg:y1="2.6cm" svg:x2="1.18cm" svg:y2="2.45cm">
          <text:p/>
        </draw:line>
        <draw:line draw:style-name="gr5" draw:text-style-name="P4" draw:layer="layout" svg:x1="3.38cm" svg:y1="2cm" svg:x2="2.63cm" svg:y2="2cm">
          <text:p/>
        </draw:line>
        <draw:line draw:style-name="gr5" draw:text-style-name="P4" draw:layer="layout" svg:x1="3.38cm" svg:y1="2.3cm" svg:x2="2.63cm" svg:y2="2.25cm">
          <text:p/>
        </draw:line>
        <draw:line draw:style-name="gr5" draw:text-style-name="P4" draw:layer="layout" svg:x1="3.35cm" svg:y1="2.6cm" svg:x2="2.6cm" svg:y2="2.45cm">
          <text:p/>
        </draw:line>
        <draw:custom-shape draw:style-name="gr9" draw:text-style-name="P2" draw:layer="layout" svg:width="1cm" svg:height="0.4cm" svg:x="3.25cm" svg:y="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6cm" svg:height="0.1cm" draw:transform="rotate (-3.14159265358979) translate (3.85cm 3.5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5" draw:layer="layout" svg:width="0.55cm" svg:height="0.1cm" svg:x="3.25cm" svg:y="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5" draw:layer="layout" svg:width="0.47cm" svg:height="0.12cm" svg:x="3.8cm" svg:y="3.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052cm" svg:height="0.241cm" draw:transform="skewX (0.164410015537866) rotate (0.2155481626213) translate (4.24cm 3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25cm" svg:height="0.45cm" draw:transform="rotate (-3.14159265358979) translate (4.3cm 3.56cm)">
          <text:p/>
          <draw:enhanced-geometry svg:viewBox="0 0 21600 21600" draw:glue-points="?f6 10800 10800 21600 ?f5 10800 10800 0" draw:text-areas="?f3 ?f3 ?f4 ?f4" draw:type="trapezoid" draw:modifiers="3442.2310756972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6" draw:layer="layout" svg:width="0.772cm" svg:height="0.132cm" draw:transform="rotate (0.339466539512897) translate (4.7cm 3.05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619cm" svg:height="0.205cm" draw:transform="skewX (-0.00488692190558412) rotate (0.728674962707633) translate (5.025cm 2.898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4cm" svg:height="0.63cm" svg:x="5.4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25cm" svg:height="0.2cm" svg:x="1.35cm" svg:y="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25cm" svg:height="0.2cm" svg:x="2.15cm" svg:y="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5cm" svg:height="0.2cm" draw:transform="rotate (-3.14159265358979) translate (2.05cm 2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4" draw:layer="layout" svg:x1="1.88cm" svg:y1="2.1cm" svg:x2="1.88cm" svg:y2="2.42cm">
          <text:p/>
        </draw:line>
        <draw:path draw:style-name="gr5" draw:text-style-name="P4" draw:layer="layout" svg:width="0.199cm" svg:height="0.399cm" draw:transform="rotate (-1.5707963267949) translate (1.88cm 2.4cm)" svg:viewBox="0 0 200 400" svg:d="M0 0c266 0 266 400 0 400">
          <text:p/>
        </draw:path>
        <draw:path draw:style-name="gr5" draw:text-style-name="P4" draw:layer="layout" svg:width="0.198cm" svg:height="0.399cm" draw:transform="rotate (1.5707963267949) translate (1.88cm 2.59946808510638cm)" svg:viewBox="0 0 199 400" svg:d="M199 0c-265 0-265 400 0 400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25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3T23:44:02.908000000</meta:creation-date>
    <dc:date>2022-03-24T01:17:51.150000000</dc:date>
    <meta:editing-duration>PT39M51S</meta:editing-duration>
    <meta:editing-cycles>15</meta:editing-cycles>
    <meta:generator>LibreOffice/7.2.6.2$Windows_X86_64 LibreOffice_project/b0ec3a565991f7569a5a7f5d24fed7f52653d754</meta:generator>
    <meta:document-statistic meta:object-count="30"/>
  </office:meta>
</office:document-meta>
</file>